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40.88mm" svg:y="0mm">
            <loext:p draw:notify-on-update-of-ranges="Feuille1.A1:Feuille1.A1 Feuille1.A2:Feuille1.A8 Feuille1.B1:Feuille1.B1 Feuille1.B2:Feuille1.B8 Feuille1.C1:Feuille1.C1 Feuille1.C2:Feuille1.C8 Feuille1.D1:Feuille1.D1 Feuille1.D2:Feuille1.D8 Feuille1.E1:Feuille1.E1 Feuille1.E2:Feuille1.E8 Feuille1.F1:Feuille1.F1 Feuille1.F2:Feuille1.F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mm" svg:height="89.75mm" svg:x="302.87mm" svg:y="1.13mm">
            <loext:p draw:notify-on-update-of-ranges="Feuille1.A10:Feuille1.A10 Feuille1.A11:Feuille1.A17 Feuille1.B10:Feuille1.B10 Feuille1.B11:Feuille1.B17 Feuille1.C10:Feuille1.C10 Feuille1.C11:Feuille1.C17 Feuille1.D10:Feuille1.D10 Feuille1.D11:Feuille1.D17 Feuille1.E10:Feuille1.E10 Feuille1.E11:Feuille1.E17 Feuille1.F10:Feuille1.F10 Feuille1.F11:Feuille1.F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46.25mm" svg:y="92.14mm">
            <loext:p draw:notify-on-update-of-ranges="Feuille1.A19:Feuille1.A19 Feuille1.A20:Feuille1.A26 Feuille1.B19:Feuille1.B19 Feuille1.B20:Feuille1.B26 Feuille1.C19:Feuille1.C19 Feuille1.C20:Feuille1.C26 Feuille1.D19:Feuille1.D19 Feuille1.D20:Feuille1.D26 Feuille1.E19:Feuille1.E19 Feuille1.E20:Feuille1.E26 Feuille1.F19:Feuille1.F19 Feuille1.F20:Feuille1.F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69mm" svg:height="90.31mm" svg:x="306.73mm" svg:y="96.52mm">
            <loext:p draw:notify-on-update-of-ranges="Feuille1.A28:Feuille1.A28 Feuille1.A29:Feuille1.A35 Feuille1.B28:Feuille1.B28 Feuille1.B29:Feuille1.B35 Feuille1.C28:Feuille1.C28 Feuille1.C29:Feuille1.C35 Feuille1.D28:Feuille1.D28 Feuille1.D29:Feuille1.D35 Feuille1.E28:Feuille1.E28 Feuille1.E29:Feuille1.E35 Feuille1.F28:Feuille1.F28 Feuille1.F29:Feuille1.F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46.39mm" svg:y="186.14mm">
            <loext:p draw:notify-on-update-of-ranges="Feuille1.A37:Feuille1.A37 Feuille1.A38:Feuille1.A44 Feuille1.B37:Feuille1.B37 Feuille1.B38:Feuille1.B44 Feuille1.C37:Feuille1.C37 Feuille1.C38:Feuille1.C44 Feuille1.D37:Feuille1.D37 Feuille1.D38:Feuille1.D44 Feuille1.E37:Feuille1.E37 Feuille1.E38:Feuille1.E44 Feuille1.F37:Feuille1.F37 Feuille1.F38:Feuille1.F4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opo 0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i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428571428571429" calcext:value-type="float">
            <text:p>0,4285714286</text:p>
          </table:table-cell>
          <table:table-cell office:value-type="float" office:value="0.535469107551487" calcext:value-type="float">
            <text:p>0,5354691076</text:p>
          </table:table-cell>
          <table:table-cell office:value-type="float" office:value="0.12043795620438" calcext:value-type="float">
            <text:p>0,1204379562</text:p>
          </table:table-cell>
          <table:table-cell office:value-type="float" office:value="0.170909090909091" calcext:value-type="float">
            <text:p>0,1709090909</text:p>
          </table:table-cell>
          <table:table-cell office:value-type="float" office:value="0.208163265306122" calcext:value-type="float">
            <text:p>0,208163265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630252100840336" calcext:value-type="float">
            <text:p>0,0630252101</text:p>
          </table:table-cell>
          <table:table-cell office:value-type="float" office:value="0" calcext:value-type="float">
            <text:p>0</text:p>
          </table:table-cell>
          <table:table-cell office:value-type="float" office:value="0.0510948905109489" calcext:value-type="float">
            <text:p>0,0510948905</text:p>
          </table:table-cell>
          <table:table-cell office:value-type="float" office:value="0.0363636363636364" calcext:value-type="float">
            <text:p>0,0363636364</text:p>
          </table:table-cell>
          <table:table-cell office:value-type="float" office:value="0.0163265306122449" calcext:value-type="float">
            <text:p>0,016326530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0420168067226891" calcext:value-type="float">
            <text:p>0,0420168067</text:p>
          </table:table-cell>
          <table:table-cell office:value-type="float" office:value="0.0068649885583524" calcext:value-type="float">
            <text:p>0,0068649886</text:p>
          </table:table-cell>
          <table:table-cell office:value-type="float" office:value="0.0145985401459854" calcext:value-type="float">
            <text:p>0,0145985401</text:p>
          </table:table-cell>
          <table:table-cell office:value-type="float" office:value="0.0727272727272727" calcext:value-type="float">
            <text:p>0,0727272727</text:p>
          </table:table-cell>
          <table:table-cell office:value-type="float" office:value="0.0897959183673469" calcext:value-type="float">
            <text:p>0,0897959184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float" office:value="0.100686498855835" calcext:value-type="float">
            <text:p>0,1006864989</text:p>
          </table:table-cell>
          <table:table-cell office:value-type="float" office:value="0" calcext:value-type="float">
            <text:p>0</text:p>
          </table:table-cell>
          <table:table-cell office:value-type="float" office:value="0.0145454545454545" calcext:value-type="float">
            <text:p>0,0145454545</text:p>
          </table:table-cell>
          <table:table-cell office:value-type="float" office:value="0.142857142857143" calcext:value-type="float">
            <text:p>0,1428571429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260504201680672" calcext:value-type="float">
            <text:p>0,2605042017</text:p>
          </table:table-cell>
          <table:table-cell office:value-type="float" office:value="0.132723112128146" calcext:value-type="float">
            <text:p>0,1327231121</text:p>
          </table:table-cell>
          <table:table-cell office:value-type="float" office:value="0.237226277372263" calcext:value-type="float">
            <text:p>0,2372262774</text:p>
          </table:table-cell>
          <table:table-cell office:value-type="float" office:value="0.0545454545454545" calcext:value-type="float">
            <text:p>0,0545454545</text:p>
          </table:table-cell>
          <table:table-cell office:value-type="float" office:value="0.0530612244897959" calcext:value-type="float">
            <text:p>0,0530612245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189075630252101" calcext:value-type="float">
            <text:p>0,1890756303</text:p>
          </table:table-cell>
          <table:table-cell office:value-type="float" office:value="0.0411899313501144" calcext:value-type="float">
            <text:p>0,0411899314</text:p>
          </table:table-cell>
          <table:table-cell office:value-type="float" office:value="0.37956204379562" calcext:value-type="float">
            <text:p>0,3795620438</text:p>
          </table:table-cell>
          <table:table-cell office:value-type="float" office:value="0.501818181818182" calcext:value-type="float">
            <text:p>0,5018181818</text:p>
          </table:table-cell>
          <table:table-cell office:value-type="float" office:value="0.36734693877551" calcext:value-type="float">
            <text:p>0,3673469388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168067226890756" calcext:value-type="float">
            <text:p>0,0168067227</text:p>
          </table:table-cell>
          <table:table-cell office:value-type="float" office:value="0.183066361556064" calcext:value-type="float">
            <text:p>0,1830663616</text:p>
          </table:table-cell>
          <table:table-cell office:value-type="float" office:value="0.197080291970803" calcext:value-type="float">
            <text:p>0,197080292</text:p>
          </table:table-cell>
          <table:table-cell office:value-type="float" office:value="0.149090909090909" calcext:value-type="float">
            <text:p>0,1490909091</text:p>
          </table:table-cell>
          <table:table-cell office:value-type="float" office:value="0.122448979591837" calcext:value-type="float">
            <text:p>0,122448979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po 1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i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44657363049365" calcext:value-type="float">
            <text:p>0,144657363</text:p>
          </table:table-cell>
          <table:table-cell office:value-type="float" office:value="0.633720930232558" calcext:value-type="float">
            <text:p>0,6337209302</text:p>
          </table:table-cell>
          <table:table-cell office:value-type="float" office:value="0.577777777777778" calcext:value-type="float">
            <text:p>0,5777777778</text:p>
          </table:table-cell>
          <table:table-cell office:value-type="float" office:value="0.237492811960897" calcext:value-type="float">
            <text:p>0,237492812</text:p>
          </table:table-cell>
          <table:table-cell office:value-type="float" office:value="0.336776859504132" calcext:value-type="float">
            <text:p>0,336776859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524890647781712" calcext:value-type="float">
            <text:p>0,0524890648</text:p>
          </table:table-cell>
          <table:table-cell office:value-type="float" office:value="0.0145348837209302" calcext:value-type="float">
            <text:p>0,0145348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44628099173554" calcext:value-type="float">
            <text:p>0,0144628099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00614455321807957" calcext:value-type="float">
            <text:p>0,0061445532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,0333333333</text:p>
          </table:table-cell>
          <table:table-cell office:value-type="float" office:value="0.0218516388729155" calcext:value-type="float">
            <text:p>0,0218516389</text:p>
          </table:table-cell>
          <table:table-cell office:value-type="float" office:value="0.00826446280991736" calcext:value-type="float">
            <text:p>0,008264462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156009164757342" calcext:value-type="float">
            <text:p>0,1560091648</text:p>
          </table:table-cell>
          <table:table-cell office:value-type="float" office:value="0.0116279069767442" calcext:value-type="float">
            <text:p>0,011627907</text:p>
          </table:table-cell>
          <table:table-cell office:value-type="float" office:value="0.0166666666666667" calcext:value-type="float">
            <text:p>0,0166666667</text:p>
          </table:table-cell>
          <table:table-cell office:value-type="float" office:value="0.00115008625646924" calcext:value-type="float">
            <text:p>0,0011500863</text:p>
          </table:table-cell>
          <table:table-cell office:value-type="float" office:value="0.00939143501126972" calcext:value-type="float">
            <text:p>0,009391435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598208706519475" calcext:value-type="float">
            <text:p>0,5982087065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6667" calcext:value-type="float">
            <text:p>0,0666666667</text:p>
          </table:table-cell>
          <table:table-cell office:value-type="float" office:value="0.0172512938470385" calcext:value-type="float">
            <text:p>0,0172512938</text:p>
          </table:table-cell>
          <table:table-cell office:value-type="float" office:value="0.0199098422238918" calcext:value-type="float">
            <text:p>0,0199098422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0391585086440325" calcext:value-type="float">
            <text:p>0,0391585086</text:p>
          </table:table-cell>
          <table:table-cell office:value-type="float" office:value="0.0319767441860465" calcext:value-type="float">
            <text:p>0,0319767442</text:p>
          </table:table-cell>
          <table:table-cell office:value-type="float" office:value="0" calcext:value-type="float">
            <text:p>0</text:p>
          </table:table-cell>
          <table:table-cell office:value-type="float" office:value="0.588844163312248" calcext:value-type="float">
            <text:p>0,5888441633</text:p>
          </table:table-cell>
          <table:table-cell office:value-type="float" office:value="0.473703981968445" calcext:value-type="float">
            <text:p>0,47370398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0333263903353468" calcext:value-type="float">
            <text:p>0,003332639</text:p>
          </table:table-cell>
          <table:table-cell office:value-type="float" office:value="0.241279069767442" calcext:value-type="float">
            <text:p>0,2412790698</text:p>
          </table:table-cell>
          <table:table-cell office:value-type="float" office:value="0.305555555555556" calcext:value-type="float">
            <text:p>0,3055555556</text:p>
          </table:table-cell>
          <table:table-cell office:value-type="float" office:value="0.133410005750431" calcext:value-type="float">
            <text:p>0,1334100058</text:p>
          </table:table-cell>
          <table:table-cell office:value-type="float" office:value="0.137490608564989" calcext:value-type="float">
            <text:p>0,13749060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po 2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i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211748381128585" calcext:value-type="float">
            <text:p>0,2117483811</text:p>
          </table:table-cell>
          <table:table-cell office:value-type="float" office:value="0.119192148408691" calcext:value-type="float">
            <text:p>0,1191921484</text:p>
          </table:table-cell>
          <table:table-cell office:value-type="float" office:value="0.0538713845542193" calcext:value-type="float">
            <text:p>0,0538713846</text:p>
          </table:table-cell>
          <table:table-cell office:value-type="float" office:value="0.463815789473684" calcext:value-type="float">
            <text:p>0,4638157895</text:p>
          </table:table-cell>
          <table:table-cell office:value-type="float" office:value="0.382113821138211" calcext:value-type="float">
            <text:p>0,382113821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39037927844588" calcext:value-type="float">
            <text:p>0,1390379278</text:p>
          </table:table-cell>
          <table:table-cell office:value-type="float" office:value="0.0613263743121348" calcext:value-type="float">
            <text:p>0,0613263743</text:p>
          </table:table-cell>
          <table:table-cell office:value-type="float" office:value="0.0334294139084915" calcext:value-type="float">
            <text:p>0,0334294139</text:p>
          </table:table-cell>
          <table:table-cell office:value-type="float" office:value="0.240131578947368" calcext:value-type="float">
            <text:p>0,2401315789</text:p>
          </table:table-cell>
          <table:table-cell office:value-type="float" office:value="0.109756097560976" calcext:value-type="float">
            <text:p>0,109756097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473172987974098" calcext:value-type="float">
            <text:p>0,473172988</text:p>
          </table:table-cell>
          <table:table-cell office:value-type="float" office:value="0.631247518012141" calcext:value-type="float">
            <text:p>0,631247518</text:p>
          </table:table-cell>
          <table:table-cell office:value-type="float" office:value="0.742901633369778" calcext:value-type="float">
            <text:p>0,7429016334</text:p>
          </table:table-cell>
          <table:table-cell office:value-type="float" office:value="0.174342105263158" calcext:value-type="float">
            <text:p>0,1743421053</text:p>
          </table:table-cell>
          <table:table-cell office:value-type="float" office:value="0.195121951219512" calcext:value-type="float">
            <text:p>0,1951219512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00259019426456984" calcext:value-type="float">
            <text:p>0,0025901943</text:p>
          </table:table-cell>
          <table:table-cell office:value-type="float" office:value="0.00158847223010155" calcext:value-type="float">
            <text:p>0,0015884722</text:p>
          </table:table-cell>
          <table:table-cell office:value-type="float" office:value="0.00109333068283471" calcext:value-type="float">
            <text:p>0,0010933307</text:p>
          </table:table-cell>
          <table:table-cell office:value-type="float" office:value="0.0328947368421053" calcext:value-type="float">
            <text:p>0,0328947368</text:p>
          </table:table-cell>
          <table:table-cell office:value-type="float" office:value="0.0853658536585366" calcext:value-type="float">
            <text:p>0,0853658537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0102220166512488" calcext:value-type="float">
            <text:p>0,0102220167</text:p>
          </table:table-cell>
          <table:table-cell office:value-type="float" office:value="0.0107789187042605" calcext:value-type="float">
            <text:p>0,0107789187</text:p>
          </table:table-cell>
          <table:table-cell office:value-type="float" office:value="0.00457211012821787" calcext:value-type="float">
            <text:p>0,0045721101</text:p>
          </table:table-cell>
          <table:table-cell office:value-type="float" office:value="0.0427631578947368" calcext:value-type="float">
            <text:p>0,0427631579</text:p>
          </table:table-cell>
          <table:table-cell office:value-type="float" office:value="0.0853658536585366" calcext:value-type="float">
            <text:p>0,0853658537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0175300647548566" calcext:value-type="float">
            <text:p>0,0175300648</text:p>
          </table:table-cell>
          <table:table-cell office:value-type="float" office:value="0.0121404663300618" calcext:value-type="float">
            <text:p>0,0121404663</text:p>
          </table:table-cell>
          <table:table-cell office:value-type="float" office:value="0.00712321505483219" calcext:value-type="float">
            <text:p>0,0071232151</text:p>
          </table:table-cell>
          <table:table-cell office:value-type="float" office:value="0.00657894736842105" calcext:value-type="float">
            <text:p>0,0065789474</text:p>
          </table:table-cell>
          <table:table-cell office:value-type="float" office:value="0.0447154471544715" calcext:value-type="float">
            <text:p>0,044715447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145698427382054" calcext:value-type="float">
            <text:p>0,1456984274</text:p>
          </table:table-cell>
          <table:table-cell office:value-type="float" office:value="0.16372610200261" calcext:value-type="float">
            <text:p>0,163726102</text:p>
          </table:table-cell>
          <table:table-cell office:value-type="float" office:value="0.157008912301627" calcext:value-type="float">
            <text:p>0,1570089123</text:p>
          </table:table-cell>
          <table:table-cell office:value-type="float" office:value="0.0394736842105263" calcext:value-type="float">
            <text:p>0,0394736842</text:p>
          </table:table-cell>
          <table:table-cell office:value-type="float" office:value="0.0975609756097561" calcext:value-type="float">
            <text:p>0,09756097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po 3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i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24711316397229" calcext:value-type="float">
            <text:p>0,1247113164</text:p>
          </table:table-cell>
          <table:table-cell office:value-type="float" office:value="0.0580817179505657" calcext:value-type="float">
            <text:p>0,058081718</text:p>
          </table:table-cell>
          <table:table-cell office:value-type="float" office:value="0.0896515139149596" calcext:value-type="float">
            <text:p>0,0896515139</text:p>
          </table:table-cell>
          <table:table-cell office:value-type="float" office:value="0.307539682539683" calcext:value-type="float">
            <text:p>0,3075396825</text:p>
          </table:table-cell>
          <table:table-cell office:value-type="float" office:value="0.0880952380952381" calcext:value-type="float">
            <text:p>0,0880952381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560957821806248" calcext:value-type="float">
            <text:p>0,0560957822</text:p>
          </table:table-cell>
          <table:table-cell office:value-type="float" office:value="0.0408950061252432" calcext:value-type="float">
            <text:p>0,0408950061</text:p>
          </table:table-cell>
          <table:table-cell office:value-type="float" office:value="0.0474169591120542" calcext:value-type="float">
            <text:p>0,0474169591</text:p>
          </table:table-cell>
          <table:table-cell office:value-type="float" office:value="0.0833333333333333" calcext:value-type="float">
            <text:p>0,0833333333</text:p>
          </table:table-cell>
          <table:table-cell office:value-type="float" office:value="0.00952380952380952" calcext:value-type="float">
            <text:p>0,0095238095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61650662452899" calcext:value-type="float">
            <text:p>0,6165066245</text:p>
          </table:table-cell>
          <table:table-cell office:value-type="float" office:value="0.834834618433379" calcext:value-type="float">
            <text:p>0,8348346184</text:p>
          </table:table-cell>
          <table:table-cell office:value-type="float" office:value="0.752142332490002" calcext:value-type="float">
            <text:p>0,7521423325</text:p>
          </table:table-cell>
          <table:table-cell office:value-type="float" office:value="0.475198412698413" calcext:value-type="float">
            <text:p>0,4751984127</text:p>
          </table:table-cell>
          <table:table-cell office:value-type="float" office:value="0.577380952380952" calcext:value-type="float">
            <text:p>0,5773809524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0112434666342531" calcext:value-type="float">
            <text:p>0,0112434666</text:p>
          </table:table-cell>
          <table:table-cell office:value-type="float" office:value="0.00327880665849968" calcext:value-type="float">
            <text:p>0,0032788067</text:p>
          </table:table-cell>
          <table:table-cell office:value-type="float" office:value="0.00440708397943361" calcext:value-type="float">
            <text:p>0,004407084</text:p>
          </table:table-cell>
          <table:table-cell office:value-type="float" office:value="0.00793650793650794" calcext:value-type="float">
            <text:p>0,0079365079</text:p>
          </table:table-cell>
          <table:table-cell office:value-type="float" office:value="0.0416666666666667" calcext:value-type="float">
            <text:p>0,0416666667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0390786434909445" calcext:value-type="float">
            <text:p>0,0390786435</text:p>
          </table:table-cell>
          <table:table-cell office:value-type="float" office:value="0.00944008070908698" calcext:value-type="float">
            <text:p>0,0094400807</text:p>
          </table:table-cell>
          <table:table-cell office:value-type="float" office:value="0.0197502652411654" calcext:value-type="float">
            <text:p>0,0197502652</text:p>
          </table:table-cell>
          <table:table-cell office:value-type="float" office:value="0.0426587301587302" calcext:value-type="float">
            <text:p>0,0426587302</text:p>
          </table:table-cell>
          <table:table-cell office:value-type="float" office:value="0.0678571428571429" calcext:value-type="float">
            <text:p>0,0678571429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110672176978242" calcext:value-type="float">
            <text:p>0,110672177</text:p>
          </table:table-cell>
          <table:table-cell office:value-type="float" office:value="0.0363551199827052" calcext:value-type="float">
            <text:p>0,03635512</text:p>
          </table:table-cell>
          <table:table-cell office:value-type="float" office:value="0.0596588590549253" calcext:value-type="float">
            <text:p>0,0596588591</text:p>
          </table:table-cell>
          <table:table-cell office:value-type="float" office:value="0.068452380952381" calcext:value-type="float">
            <text:p>0,068452381</text:p>
          </table:table-cell>
          <table:table-cell office:value-type="float" office:value="0.0952380952380952" calcext:value-type="float">
            <text:p>0,0952380952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416919897897168" calcext:value-type="float">
            <text:p>0,0416919898</text:p>
          </table:table-cell>
          <table:table-cell office:value-type="float" office:value="0.0171146501405203" calcext:value-type="float">
            <text:p>0,0171146501</text:p>
          </table:table-cell>
          <table:table-cell office:value-type="float" office:value="0.0269729862074594" calcext:value-type="float">
            <text:p>0,0269729862</text:p>
          </table:table-cell>
          <table:table-cell office:value-type="float" office:value="0.0148809523809524" calcext:value-type="float">
            <text:p>0,0148809524</text:p>
          </table:table-cell>
          <table:table-cell office:value-type="float" office:value="0.120238095238095" calcext:value-type="float">
            <text:p>0,120238095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po 4</text:p>
          </table:table-cell>
          <table:table-cell office:value-type="string" calcext:value-type="string">
            <text:p>adp</text:p>
          </table:table-cell>
          <table:table-cell office:value-type="string" calcext:value-type="string">
            <text:p>cip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ci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46216162813673" calcext:value-type="float">
            <text:p>0,1462161628</text:p>
          </table:table-cell>
          <table:table-cell office:value-type="float" office:value="0.157367280606717" calcext:value-type="float">
            <text:p>0,1573672806</text:p>
          </table:table-cell>
          <table:table-cell office:value-type="float" office:value="0.148039215686274" calcext:value-type="float">
            <text:p>0,1480392157</text:p>
          </table:table-cell>
          <table:table-cell office:value-type="float" office:value="0.0775075987841945" calcext:value-type="float">
            <text:p>0,0775075988</text:p>
          </table:table-cell>
          <table:table-cell office:value-type="float" office:value="0.110849056603774" calcext:value-type="float">
            <text:p>0,1108490566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0322070737008496" calcext:value-type="float">
            <text:p>0,0322070737</text:p>
          </table:table-cell>
          <table:table-cell office:value-type="float" office:value="0.0511917659804984" calcext:value-type="float">
            <text:p>0,051191766</text:p>
          </table:table-cell>
          <table:table-cell office:value-type="float" office:value="0.0425490196078431" calcext:value-type="float">
            <text:p>0,0425490196</text:p>
          </table:table-cell>
          <table:table-cell office:value-type="float" office:value="0.0227963525835866" calcext:value-type="float">
            <text:p>0,0227963526</text:p>
          </table:table-cell>
          <table:table-cell office:value-type="float" office:value="0.0283018867924528" calcext:value-type="float">
            <text:p>0,0283018868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.188697885793322" calcext:value-type="float">
            <text:p>0,1886978858</text:p>
          </table:table-cell>
          <table:table-cell office:value-type="float" office:value="0.184723726977248" calcext:value-type="float">
            <text:p>0,184723727</text:p>
          </table:table-cell>
          <table:table-cell office:value-type="float" office:value="0.183921568627451" calcext:value-type="float">
            <text:p>0,1839215686</text:p>
          </table:table-cell>
          <table:table-cell office:value-type="float" office:value="0.144376899696049" calcext:value-type="float">
            <text:p>0,1443768997</text:p>
          </table:table-cell>
          <table:table-cell office:value-type="float" office:value="0.160377358490566" calcext:value-type="float">
            <text:p>0,1603773585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.0831851412764276" calcext:value-type="float">
            <text:p>0,0831851413</text:p>
          </table:table-cell>
          <table:table-cell office:value-type="float" office:value="0.0747562296858072" calcext:value-type="float">
            <text:p>0,0747562297</text:p>
          </table:table-cell>
          <table:table-cell office:value-type="float" office:value="0.0758823529411765" calcext:value-type="float">
            <text:p>0,0758823529</text:p>
          </table:table-cell>
          <table:table-cell office:value-type="float" office:value="0.0714285714285714" calcext:value-type="float">
            <text:p>0,0714285714</text:p>
          </table:table-cell>
          <table:table-cell office:value-type="float" office:value="0.0778301886792453" calcext:value-type="float">
            <text:p>0,0778301887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0.211223078442995" calcext:value-type="float">
            <text:p>0,2112230784</text:p>
          </table:table-cell>
          <table:table-cell office:value-type="float" office:value="0.184182015167931" calcext:value-type="float">
            <text:p>0,1841820152</text:p>
          </table:table-cell>
          <table:table-cell office:value-type="float" office:value="0.202549019607843" calcext:value-type="float">
            <text:p>0,2025490196</text:p>
          </table:table-cell>
          <table:table-cell office:value-type="float" office:value="0.211246200607903" calcext:value-type="float">
            <text:p>0,2112462006</text:p>
          </table:table-cell>
          <table:table-cell office:value-type="float" office:value="0.207547169811321" calcext:value-type="float">
            <text:p>0,2075471698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25489033787789" calcext:value-type="float">
            <text:p>0,2548903379</text:p>
          </table:table-cell>
          <table:table-cell office:value-type="float" office:value="0.253791982665222" calcext:value-type="float">
            <text:p>0,2537919827</text:p>
          </table:table-cell>
          <table:table-cell office:value-type="float" office:value="0.257254901960784" calcext:value-type="float">
            <text:p>0,257254902</text:p>
          </table:table-cell>
          <table:table-cell office:value-type="float" office:value="0.428571428571429" calcext:value-type="float">
            <text:p>0,4285714286</text:p>
          </table:table-cell>
          <table:table-cell office:value-type="float" office:value="0.327830188679245" calcext:value-type="float">
            <text:p>0,3278301887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835803200948429" calcext:value-type="float">
            <text:p>0,0835803201</text:p>
          </table:table-cell>
          <table:table-cell office:value-type="float" office:value="0.0939869989165764" calcext:value-type="float">
            <text:p>0,0939869989</text:p>
          </table:table-cell>
          <table:table-cell office:value-type="float" office:value="0.0898039215686275" calcext:value-type="float">
            <text:p>0,0898039216</text:p>
          </table:table-cell>
          <table:table-cell office:value-type="float" office:value="0.0440729483282675" calcext:value-type="float">
            <text:p>0,0440729483</text:p>
          </table:table-cell>
          <table:table-cell office:value-type="float" office:value="0.0872641509433962" calcext:value-type="float">
            <text:p>0,0872641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Seydoux</meta:initial-creator>
    <meta:creation-date>2018-08-05T14:50:21.521366446</meta:creation-date>
    <dc:date>2018-08-05T16:35:46.950905697</dc:date>
    <dc:creator>Nicolas Seydoux</dc:creator>
    <meta:editing-duration>PT1H11M33S</meta:editing-duration>
    <meta:editing-cycles>19</meta:editing-cycles>
    <meta:generator>LibreOffice/5.1.6.2$Linux_X86_64 LibreOffice_project/10m0$Build-2</meta:generator>
    <meta:document-statistic meta:table-count="1" meta:cell-count="24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205cm" style:legend-expansion="high" chart:style-name="ch2"/>
        <chart:plot-area chart:style-name="ch3" table:cell-range-address="Feuille1.A1:Feuille1.F8" chart:data-source-has-labels="both" svg:x="0.32cm" svg:y="0.18cm" svg:width="14.049cm" svg:height="8.64cm">
          <chartooo:coordinate-region svg:x="1.047cm" svg:y="0.38cm" svg:width="13.322cm" svg:height="7.793cm"/>
          <chart:axis chart:dimension="x" chart:name="primary-x" chart:style-name="ch4" chartooo:axis-type="auto">
            <chartooo:date-scale/>
            <chart:categories table:cell-range-address="Feuille1.A2:Feuille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8" chart:label-cell-address="Feuille1.B1:Feuille1.B1" chart:class="chart:bar">
            <chart:data-point chart:repeated="7"/>
          </chart:series>
          <chart:series chart:style-name="ch8" chart:values-cell-range-address="Feuille1.C2:Feuille1.C8" chart:label-cell-address="Feuille1.C1:Feuille1.C1" chart:class="chart:bar">
            <chart:data-point chart:repeated="7"/>
          </chart:series>
          <chart:series chart:style-name="ch9" chart:values-cell-range-address="Feuille1.D2:Feuille1.D8" chart:label-cell-address="Feuille1.D1:Feuille1.D1" chart:class="chart:bar">
            <chart:data-point chart:repeated="7"/>
          </chart:series>
          <chart:series chart:style-name="ch10" chart:values-cell-range-address="Feuille1.E2:Feuille1.E8" chart:label-cell-address="Feuille1.E1:Feuille1.E1" chart:class="chart:bar">
            <chart:data-point chart:repeated="7"/>
          </chart:series>
          <chart:series chart:style-name="ch11" chart:values-cell-range-address="Feuille1.F2:Feuille1.F8" chart:label-cell-address="Feuille1.F1:Feuille1.F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p</text:p>
                <draw:g>
                  <svg:desc>Feuille1.B1:Feuille1.B1</svg:desc>
                </draw:g>
              </table:table-cell>
              <table:table-cell office:value-type="string">
                <text:p>cip</text:p>
                <draw:g>
                  <svg:desc>Feuille1.C1:Feuille1.C1</svg:desc>
                </draw:g>
              </table:table-cell>
              <table:table-cell office:value-type="string">
                <text:p>cdp</text:p>
                <draw:g>
                  <svg:desc>Feuille1.D1:Feuille1.D1</svg:desc>
                </draw:g>
              </table:table-cell>
              <table:table-cell office:value-type="string">
                <text:p>cdr</text:p>
                <draw:g>
                  <svg:desc>Feuille1.E1:Feuille1.E1</svg:desc>
                </draw:g>
              </table:table-cell>
              <table:table-cell office:value-type="string">
                <text:p>cir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Feuille1.A2:Feuille1.A8</svg:desc>
                </draw:g>
              </table:table-cell>
              <table:table-cell office:value-type="float" office:value="0.428571428571429">
                <text:p>0.428571428571429</text:p>
                <draw:g>
                  <svg:desc>Feuille1.B2:Feuille1.B8</svg:desc>
                </draw:g>
              </table:table-cell>
              <table:table-cell office:value-type="float" office:value="0.535469107551487">
                <text:p>0.535469107551487</text:p>
                <draw:g>
                  <svg:desc>Feuille1.C2:Feuille1.C8</svg:desc>
                </draw:g>
              </table:table-cell>
              <table:table-cell office:value-type="float" office:value="0.12043795620438">
                <text:p>0.12043795620438</text:p>
                <draw:g>
                  <svg:desc>Feuille1.D2:Feuille1.D8</svg:desc>
                </draw:g>
              </table:table-cell>
              <table:table-cell office:value-type="float" office:value="0.170909090909091">
                <text:p>0.170909090909091</text:p>
                <draw:g>
                  <svg:desc>Feuille1.E2:Feuille1.E8</svg:desc>
                </draw:g>
              </table:table-cell>
              <table:table-cell office:value-type="float" office:value="0.208163265306122">
                <text:p>0.208163265306122</text:p>
                <draw:g>
                  <svg:desc>Feuille1.F2:Feuille1.F8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0.0630252100840336">
                <text:p>0.0630252100840336</text:p>
              </table:table-cell>
              <table:table-cell office:value-type="float" office:value="0">
                <text:p>0</text:p>
              </table:table-cell>
              <table:table-cell office:value-type="float" office:value="0.0510948905109489">
                <text:p>0.0510948905109489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0163265306122449">
                <text:p>0.01632653061224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0.0420168067226891">
                <text:p>0.0420168067226891</text:p>
              </table:table-cell>
              <table:table-cell office:value-type="float" office:value="0.0068649885583524">
                <text:p>0.0068649885583524</text:p>
              </table:table-cell>
              <table:table-cell office:value-type="float" office:value="0.0145985401459854">
                <text:p>0.0145985401459854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0897959183673469">
                <text:p>0.089795918367346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0">
                <text:p>0</text:p>
              </table:table-cell>
              <table:table-cell office:value-type="float" office:value="0.100686498855835">
                <text:p>0.100686498855835</text:p>
              </table:table-cell>
              <table:table-cell office:value-type="float" office:value="0">
                <text:p>0</text:p>
              </table:table-cell>
              <table:table-cell office:value-type="float" office:value="0.0145454545454545">
                <text:p>0.014545454545454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0.260504201680672">
                <text:p>0.260504201680672</text:p>
              </table:table-cell>
              <table:table-cell office:value-type="float" office:value="0.132723112128146">
                <text:p>0.132723112128146</text:p>
              </table:table-cell>
              <table:table-cell office:value-type="float" office:value="0.237226277372263">
                <text:p>0.237226277372263</text:p>
              </table:table-cell>
              <table:table-cell office:value-type="float" office:value="0.0545454545454545">
                <text:p>0.0545454545454545</text:p>
              </table:table-cell>
              <table:table-cell office:value-type="float" office:value="0.0530612244897959">
                <text:p>0.053061224489795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0.189075630252101">
                <text:p>0.189075630252101</text:p>
              </table:table-cell>
              <table:table-cell office:value-type="float" office:value="0.0411899313501144">
                <text:p>0.0411899313501144</text:p>
              </table:table-cell>
              <table:table-cell office:value-type="float" office:value="0.37956204379562">
                <text:p>0.37956204379562</text:p>
              </table:table-cell>
              <table:table-cell office:value-type="float" office:value="0.501818181818182">
                <text:p>0.501818181818182</text:p>
              </table:table-cell>
              <table:table-cell office:value-type="float" office:value="0.36734693877551">
                <text:p>0.3673469387755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0.0168067226890756">
                <text:p>0.0168067226890756</text:p>
              </table:table-cell>
              <table:table-cell office:value-type="float" office:value="0.183066361556064">
                <text:p>0.183066361556064</text:p>
              </table:table-cell>
              <table:table-cell office:value-type="float" office:value="0.197080291970803">
                <text:p>0.197080291970803</text:p>
              </table:table-cell>
              <table:table-cell office:value-type="float" office:value="0.149090909090909">
                <text:p>0.149090909090909</text:p>
              </table:table-cell>
              <table:table-cell office:value-type="float" office:value="0.122448979591837">
                <text:p>0.122448979591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1cm" svg:height="8.976cm" xlink:href=".." xlink:type="simple" chart:class="chart:bar" chart:style-name="ch1">
        <chart:legend chart:legend-position="end" svg:x="14.66cm" svg:y="3.193cm" style:legend-expansion="high" chart:style-name="ch2"/>
        <chart:plot-area chart:style-name="ch3" table:cell-range-address="Feuille1.A10:Feuille1.F17" chart:data-source-has-labels="both" svg:x="0.319cm" svg:y="0.179cm" svg:width="14.022cm" svg:height="8.618cm">
          <chartooo:coordinate-region svg:x="1.046cm" svg:y="0.378cm" svg:width="13.295cm" svg:height="7.772cm"/>
          <chart:axis chart:dimension="x" chart:name="primary-x" chart:style-name="ch4" chartooo:axis-type="auto">
            <chartooo:date-scale/>
            <chart:categories table:cell-range-address="Feuille1.A11:Feuille1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1:Feuille1.B17" chart:label-cell-address="Feuille1.B10:Feuille1.B10" chart:class="chart:bar">
            <chart:data-point chart:repeated="7"/>
          </chart:series>
          <chart:series chart:style-name="ch8" chart:values-cell-range-address="Feuille1.C11:Feuille1.C17" chart:label-cell-address="Feuille1.C10:Feuille1.C10" chart:class="chart:bar">
            <chart:data-point chart:repeated="7"/>
          </chart:series>
          <chart:series chart:style-name="ch9" chart:values-cell-range-address="Feuille1.D11:Feuille1.D17" chart:label-cell-address="Feuille1.D10:Feuille1.D10" chart:class="chart:bar">
            <chart:data-point chart:repeated="7"/>
          </chart:series>
          <chart:series chart:style-name="ch10" chart:values-cell-range-address="Feuille1.E11:Feuille1.E17" chart:label-cell-address="Feuille1.E10:Feuille1.E10" chart:class="chart:bar">
            <chart:data-point chart:repeated="7"/>
          </chart:series>
          <chart:series chart:style-name="ch11" chart:values-cell-range-address="Feuille1.F11:Feuille1.F17" chart:label-cell-address="Feuille1.F10:Feuille1.F10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p</text:p>
                <draw:g>
                  <svg:desc>Feuille1.B10:Feuille1.B10</svg:desc>
                </draw:g>
              </table:table-cell>
              <table:table-cell office:value-type="string">
                <text:p>cip</text:p>
                <draw:g>
                  <svg:desc>Feuille1.C10:Feuille1.C10</svg:desc>
                </draw:g>
              </table:table-cell>
              <table:table-cell office:value-type="string">
                <text:p>cdp</text:p>
                <draw:g>
                  <svg:desc>Feuille1.D10:Feuille1.D10</svg:desc>
                </draw:g>
              </table:table-cell>
              <table:table-cell office:value-type="string">
                <text:p>cdr</text:p>
                <draw:g>
                  <svg:desc>Feuille1.E10:Feuille1.E10</svg:desc>
                </draw:g>
              </table:table-cell>
              <table:table-cell office:value-type="string">
                <text:p>cir</text:p>
                <draw:g>
                  <svg:desc>Feuille1.F10:Feuille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Feuille1.A11:Feuille1.A17</svg:desc>
                </draw:g>
              </table:table-cell>
              <table:table-cell office:value-type="float" office:value="0.144657363049365">
                <text:p>0.144657363049365</text:p>
                <draw:g>
                  <svg:desc>Feuille1.B11:Feuille1.B17</svg:desc>
                </draw:g>
              </table:table-cell>
              <table:table-cell office:value-type="float" office:value="0.633720930232558">
                <text:p>0.633720930232558</text:p>
                <draw:g>
                  <svg:desc>Feuille1.C11:Feuille1.C17</svg:desc>
                </draw:g>
              </table:table-cell>
              <table:table-cell office:value-type="float" office:value="0.577777777777778">
                <text:p>0.577777777777778</text:p>
                <draw:g>
                  <svg:desc>Feuille1.D11:Feuille1.D17</svg:desc>
                </draw:g>
              </table:table-cell>
              <table:table-cell office:value-type="float" office:value="0.237492811960897">
                <text:p>0.237492811960897</text:p>
                <draw:g>
                  <svg:desc>Feuille1.E11:Feuille1.E17</svg:desc>
                </draw:g>
              </table:table-cell>
              <table:table-cell office:value-type="float" office:value="0.336776859504132">
                <text:p>0.336776859504132</text:p>
                <draw:g>
                  <svg:desc>Feuille1.F11:Feuille1.F17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0.0524890647781712">
                <text:p>0.0524890647781712</text:p>
              </table:table-cell>
              <table:table-cell office:value-type="float" office:value="0.0145348837209302">
                <text:p>0.0145348837209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44628099173554">
                <text:p>0.01446280991735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0.00614455321807957">
                <text:p>0.00614455321807957</text:p>
              </table:table-cell>
              <table:table-cell office:value-type="float" office:value="0">
                <text:p>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18516388729155">
                <text:p>0.0218516388729155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0.156009164757342">
                <text:p>0.156009164757342</text:p>
              </table:table-cell>
              <table:table-cell office:value-type="float" office:value="0.0116279069767442">
                <text:p>0.011627906976744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115008625646924">
                <text:p>0.00115008625646924</text:p>
              </table:table-cell>
              <table:table-cell office:value-type="float" office:value="0.00939143501126972">
                <text:p>0.0093914350112697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0.598208706519475">
                <text:p>0.59820870651947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72512938470385">
                <text:p>0.0172512938470385</text:p>
              </table:table-cell>
              <table:table-cell office:value-type="float" office:value="0.0199098422238918">
                <text:p>0.0199098422238918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0.0391585086440325">
                <text:p>0.0391585086440325</text:p>
              </table:table-cell>
              <table:table-cell office:value-type="float" office:value="0.0319767441860465">
                <text:p>0.0319767441860465</text:p>
              </table:table-cell>
              <table:table-cell office:value-type="float" office:value="0">
                <text:p>0</text:p>
              </table:table-cell>
              <table:table-cell office:value-type="float" office:value="0.588844163312248">
                <text:p>0.588844163312248</text:p>
              </table:table-cell>
              <table:table-cell office:value-type="float" office:value="0.473703981968445">
                <text:p>0.473703981968445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0.00333263903353468">
                <text:p>0.00333263903353468</text:p>
              </table:table-cell>
              <table:table-cell office:value-type="float" office:value="0.241279069767442">
                <text:p>0.241279069767442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133410005750431">
                <text:p>0.133410005750431</text:p>
              </table:table-cell>
              <table:table-cell office:value-type="float" office:value="0.137490608564989">
                <text:p>0.137490608564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205cm" style:legend-expansion="high" chart:style-name="ch2"/>
        <chart:plot-area chart:style-name="ch3" table:cell-range-address="Feuille1.A19:Feuille1.F26" chart:data-source-has-labels="both" svg:x="0.32cm" svg:y="0.18cm" svg:width="14.049cm" svg:height="8.64cm">
          <chartooo:coordinate-region svg:x="1.047cm" svg:y="0.379cm" svg:width="13.322cm" svg:height="7.794cm"/>
          <chart:axis chart:dimension="x" chart:name="primary-x" chart:style-name="ch4" chartooo:axis-type="auto">
            <chartooo:date-scale/>
            <chart:categories table:cell-range-address="Feuille1.A20:Feuille1.A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0:Feuille1.B26" chart:label-cell-address="Feuille1.B19:Feuille1.B19" chart:class="chart:bar">
            <chart:data-point chart:repeated="7"/>
          </chart:series>
          <chart:series chart:style-name="ch8" chart:values-cell-range-address="Feuille1.C20:Feuille1.C26" chart:label-cell-address="Feuille1.C19:Feuille1.C19" chart:class="chart:bar">
            <chart:data-point chart:repeated="7"/>
          </chart:series>
          <chart:series chart:style-name="ch9" chart:values-cell-range-address="Feuille1.D20:Feuille1.D26" chart:label-cell-address="Feuille1.D19:Feuille1.D19" chart:class="chart:bar">
            <chart:data-point chart:repeated="7"/>
          </chart:series>
          <chart:series chart:style-name="ch10" chart:values-cell-range-address="Feuille1.E20:Feuille1.E26" chart:label-cell-address="Feuille1.E19:Feuille1.E19" chart:class="chart:bar">
            <chart:data-point chart:repeated="7"/>
          </chart:series>
          <chart:series chart:style-name="ch11" chart:values-cell-range-address="Feuille1.F20:Feuille1.F26" chart:label-cell-address="Feuille1.F19:Feuille1.F19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p</text:p>
                <draw:g>
                  <svg:desc>Feuille1.B19:Feuille1.B19</svg:desc>
                </draw:g>
              </table:table-cell>
              <table:table-cell office:value-type="string">
                <text:p>cip</text:p>
                <draw:g>
                  <svg:desc>Feuille1.C19:Feuille1.C19</svg:desc>
                </draw:g>
              </table:table-cell>
              <table:table-cell office:value-type="string">
                <text:p>cdp</text:p>
                <draw:g>
                  <svg:desc>Feuille1.D19:Feuille1.D19</svg:desc>
                </draw:g>
              </table:table-cell>
              <table:table-cell office:value-type="string">
                <text:p>cdr</text:p>
                <draw:g>
                  <svg:desc>Feuille1.E19:Feuille1.E19</svg:desc>
                </draw:g>
              </table:table-cell>
              <table:table-cell office:value-type="string">
                <text:p>cir</text:p>
                <draw:g>
                  <svg:desc>Feuille1.F19:Feuille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Feuille1.A20:Feuille1.A26</svg:desc>
                </draw:g>
              </table:table-cell>
              <table:table-cell office:value-type="float" office:value="0.211748381128585">
                <text:p>0.211748381128585</text:p>
                <draw:g>
                  <svg:desc>Feuille1.B20:Feuille1.B26</svg:desc>
                </draw:g>
              </table:table-cell>
              <table:table-cell office:value-type="float" office:value="0.119192148408691">
                <text:p>0.119192148408691</text:p>
                <draw:g>
                  <svg:desc>Feuille1.C20:Feuille1.C26</svg:desc>
                </draw:g>
              </table:table-cell>
              <table:table-cell office:value-type="float" office:value="0.0538713845542193">
                <text:p>0.0538713845542193</text:p>
                <draw:g>
                  <svg:desc>Feuille1.D20:Feuille1.D26</svg:desc>
                </draw:g>
              </table:table-cell>
              <table:table-cell office:value-type="float" office:value="0.463815789473684">
                <text:p>0.463815789473684</text:p>
                <draw:g>
                  <svg:desc>Feuille1.E20:Feuille1.E26</svg:desc>
                </draw:g>
              </table:table-cell>
              <table:table-cell office:value-type="float" office:value="0.382113821138211">
                <text:p>0.382113821138211</text:p>
                <draw:g>
                  <svg:desc>Feuille1.F20:Feuille1.F26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0.139037927844588">
                <text:p>0.139037927844588</text:p>
              </table:table-cell>
              <table:table-cell office:value-type="float" office:value="0.0613263743121348">
                <text:p>0.0613263743121348</text:p>
              </table:table-cell>
              <table:table-cell office:value-type="float" office:value="0.0334294139084915">
                <text:p>0.0334294139084915</text:p>
              </table:table-cell>
              <table:table-cell office:value-type="float" office:value="0.240131578947368">
                <text:p>0.240131578947368</text:p>
              </table:table-cell>
              <table:table-cell office:value-type="float" office:value="0.109756097560976">
                <text:p>0.10975609756097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0.473172987974098">
                <text:p>0.473172987974098</text:p>
              </table:table-cell>
              <table:table-cell office:value-type="float" office:value="0.631247518012141">
                <text:p>0.631247518012141</text:p>
              </table:table-cell>
              <table:table-cell office:value-type="float" office:value="0.742901633369778">
                <text:p>0.742901633369778</text:p>
              </table:table-cell>
              <table:table-cell office:value-type="float" office:value="0.174342105263158">
                <text:p>0.174342105263158</text:p>
              </table:table-cell>
              <table:table-cell office:value-type="float" office:value="0.195121951219512">
                <text:p>0.195121951219512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0.00259019426456984">
                <text:p>0.00259019426456984</text:p>
              </table:table-cell>
              <table:table-cell office:value-type="float" office:value="0.00158847223010155">
                <text:p>0.00158847223010155</text:p>
              </table:table-cell>
              <table:table-cell office:value-type="float" office:value="0.00109333068283471">
                <text:p>0.00109333068283471</text:p>
              </table:table-cell>
              <table:table-cell office:value-type="float" office:value="0.0328947368421053">
                <text:p>0.0328947368421053</text:p>
              </table:table-cell>
              <table:table-cell office:value-type="float" office:value="0.0853658536585366">
                <text:p>0.085365853658536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0.0102220166512488">
                <text:p>0.0102220166512488</text:p>
              </table:table-cell>
              <table:table-cell office:value-type="float" office:value="0.0107789187042605">
                <text:p>0.0107789187042605</text:p>
              </table:table-cell>
              <table:table-cell office:value-type="float" office:value="0.00457211012821787">
                <text:p>0.00457211012821787</text:p>
              </table:table-cell>
              <table:table-cell office:value-type="float" office:value="0.0427631578947368">
                <text:p>0.0427631578947368</text:p>
              </table:table-cell>
              <table:table-cell office:value-type="float" office:value="0.0853658536585366">
                <text:p>0.085365853658536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0.0175300647548566">
                <text:p>0.0175300647548566</text:p>
              </table:table-cell>
              <table:table-cell office:value-type="float" office:value="0.0121404663300618">
                <text:p>0.0121404663300618</text:p>
              </table:table-cell>
              <table:table-cell office:value-type="float" office:value="0.00712321505483219">
                <text:p>0.00712321505483219</text:p>
              </table:table-cell>
              <table:table-cell office:value-type="float" office:value="0.00657894736842105">
                <text:p>0.00657894736842105</text:p>
              </table:table-cell>
              <table:table-cell office:value-type="float" office:value="0.0447154471544715">
                <text:p>0.0447154471544715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0.145698427382054">
                <text:p>0.145698427382054</text:p>
              </table:table-cell>
              <table:table-cell office:value-type="float" office:value="0.16372610200261">
                <text:p>0.16372610200261</text:p>
              </table:table-cell>
              <table:table-cell office:value-type="float" office:value="0.157008912301627">
                <text:p>0.157008912301627</text:p>
              </table:table-cell>
              <table:table-cell office:value-type="float" office:value="0.0394736842105263">
                <text:p>0.0394736842105263</text:p>
              </table:table-cell>
              <table:table-cell office:value-type="float" office:value="0.0975609756097561">
                <text:p>0.09756097560975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cm" svg:height="9.032cm" xlink:href=".." xlink:type="simple" chart:class="chart:bar" chart:style-name="ch1">
        <chart:legend chart:legend-position="end" svg:x="14.659cm" svg:y="3.221cm" style:legend-expansion="high" chart:style-name="ch2"/>
        <chart:plot-area chart:style-name="ch3" table:cell-range-address="Feuille1.A28:Feuille1.F35" chart:data-source-has-labels="both" svg:x="0.319cm" svg:y="0.18cm" svg:width="14.021cm" svg:height="8.672cm">
          <chartooo:coordinate-region svg:x="1.046cm" svg:y="0.38cm" svg:width="13.294cm" svg:height="7.825cm"/>
          <chart:axis chart:dimension="x" chart:name="primary-x" chart:style-name="ch4" chartooo:axis-type="auto">
            <chartooo:date-scale/>
            <chart:categories table:cell-range-address="Feuille1.A29:Feuille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29:Feuille1.B35" chart:label-cell-address="Feuille1.B28:Feuille1.B28" chart:class="chart:bar">
            <chart:data-point chart:repeated="7"/>
          </chart:series>
          <chart:series chart:style-name="ch8" chart:values-cell-range-address="Feuille1.C29:Feuille1.C35" chart:label-cell-address="Feuille1.C28:Feuille1.C28" chart:class="chart:bar">
            <chart:data-point chart:repeated="7"/>
          </chart:series>
          <chart:series chart:style-name="ch9" chart:values-cell-range-address="Feuille1.D29:Feuille1.D35" chart:label-cell-address="Feuille1.D28:Feuille1.D28" chart:class="chart:bar">
            <chart:data-point chart:repeated="7"/>
          </chart:series>
          <chart:series chart:style-name="ch10" chart:values-cell-range-address="Feuille1.E29:Feuille1.E35" chart:label-cell-address="Feuille1.E28:Feuille1.E28" chart:class="chart:bar">
            <chart:data-point chart:repeated="7"/>
          </chart:series>
          <chart:series chart:style-name="ch11" chart:values-cell-range-address="Feuille1.F29:Feuille1.F35" chart:label-cell-address="Feuille1.F28:Feuille1.F2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p</text:p>
                <draw:g>
                  <svg:desc>Feuille1.B28:Feuille1.B28</svg:desc>
                </draw:g>
              </table:table-cell>
              <table:table-cell office:value-type="string">
                <text:p>cip</text:p>
                <draw:g>
                  <svg:desc>Feuille1.C28:Feuille1.C28</svg:desc>
                </draw:g>
              </table:table-cell>
              <table:table-cell office:value-type="string">
                <text:p>cdp</text:p>
                <draw:g>
                  <svg:desc>Feuille1.D28:Feuille1.D28</svg:desc>
                </draw:g>
              </table:table-cell>
              <table:table-cell office:value-type="string">
                <text:p>cdr</text:p>
                <draw:g>
                  <svg:desc>Feuille1.E28:Feuille1.E28</svg:desc>
                </draw:g>
              </table:table-cell>
              <table:table-cell office:value-type="string">
                <text:p>cir</text:p>
                <draw:g>
                  <svg:desc>Feuille1.F28:Feuille1.F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Feuille1.A29:Feuille1.A35</svg:desc>
                </draw:g>
              </table:table-cell>
              <table:table-cell office:value-type="float" office:value="0.124711316397229">
                <text:p>0.124711316397229</text:p>
                <draw:g>
                  <svg:desc>Feuille1.B29:Feuille1.B35</svg:desc>
                </draw:g>
              </table:table-cell>
              <table:table-cell office:value-type="float" office:value="0.0580817179505657">
                <text:p>0.0580817179505657</text:p>
                <draw:g>
                  <svg:desc>Feuille1.C29:Feuille1.C35</svg:desc>
                </draw:g>
              </table:table-cell>
              <table:table-cell office:value-type="float" office:value="0.0896515139149596">
                <text:p>0.0896515139149596</text:p>
                <draw:g>
                  <svg:desc>Feuille1.D29:Feuille1.D35</svg:desc>
                </draw:g>
              </table:table-cell>
              <table:table-cell office:value-type="float" office:value="0.307539682539683">
                <text:p>0.307539682539683</text:p>
                <draw:g>
                  <svg:desc>Feuille1.E29:Feuille1.E35</svg:desc>
                </draw:g>
              </table:table-cell>
              <table:table-cell office:value-type="float" office:value="0.0880952380952381">
                <text:p>0.0880952380952381</text:p>
                <draw:g>
                  <svg:desc>Feuille1.F29:Feuille1.F35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0.0560957821806248">
                <text:p>0.0560957821806248</text:p>
              </table:table-cell>
              <table:table-cell office:value-type="float" office:value="0.0408950061252432">
                <text:p>0.0408950061252432</text:p>
              </table:table-cell>
              <table:table-cell office:value-type="float" office:value="0.0474169591120542">
                <text:p>0.04741695911205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0.61650662452899">
                <text:p>0.61650662452899</text:p>
              </table:table-cell>
              <table:table-cell office:value-type="float" office:value="0.834834618433379">
                <text:p>0.834834618433379</text:p>
              </table:table-cell>
              <table:table-cell office:value-type="float" office:value="0.752142332490002">
                <text:p>0.752142332490002</text:p>
              </table:table-cell>
              <table:table-cell office:value-type="float" office:value="0.475198412698413">
                <text:p>0.475198412698413</text:p>
              </table:table-cell>
              <table:table-cell office:value-type="float" office:value="0.577380952380952">
                <text:p>0.577380952380952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0.0112434666342531">
                <text:p>0.0112434666342531</text:p>
              </table:table-cell>
              <table:table-cell office:value-type="float" office:value="0.00327880665849968">
                <text:p>0.00327880665849968</text:p>
              </table:table-cell>
              <table:table-cell office:value-type="float" office:value="0.00440708397943361">
                <text:p>0.00440708397943361</text:p>
              </table:table-cell>
              <table:table-cell office:value-type="float" office:value="0.00793650793650794">
                <text:p>0.0079365079365079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0.0390786434909445">
                <text:p>0.0390786434909445</text:p>
              </table:table-cell>
              <table:table-cell office:value-type="float" office:value="0.00944008070908698">
                <text:p>0.00944008070908698</text:p>
              </table:table-cell>
              <table:table-cell office:value-type="float" office:value="0.0197502652411654">
                <text:p>0.0197502652411654</text:p>
              </table:table-cell>
              <table:table-cell office:value-type="float" office:value="0.0426587301587302">
                <text:p>0.0426587301587302</text:p>
              </table:table-cell>
              <table:table-cell office:value-type="float" office:value="0.0678571428571429">
                <text:p>0.06785714285714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0.110672176978242">
                <text:p>0.110672176978242</text:p>
              </table:table-cell>
              <table:table-cell office:value-type="float" office:value="0.0363551199827052">
                <text:p>0.0363551199827052</text:p>
              </table:table-cell>
              <table:table-cell office:value-type="float" office:value="0.0596588590549253">
                <text:p>0.0596588590549253</text:p>
              </table:table-cell>
              <table:table-cell office:value-type="float" office:value="0.068452380952381">
                <text:p>0.06845238095238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0.0416919897897168">
                <text:p>0.0416919897897168</text:p>
              </table:table-cell>
              <table:table-cell office:value-type="float" office:value="0.0171146501405203">
                <text:p>0.0171146501405203</text:p>
              </table:table-cell>
              <table:table-cell office:value-type="float" office:value="0.0269729862074594">
                <text:p>0.0269729862074594</text:p>
              </table:table-cell>
              <table:table-cell office:value-type="float" office:value="0.0148809523809524">
                <text:p>0.0148809523809524</text:p>
              </table:table-cell>
              <table:table-cell office:value-type="float" office:value="0.120238095238095">
                <text:p>0.120238095238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89cm" svg:y="3.205cm" style:legend-expansion="high" chart:style-name="ch2"/>
        <chart:plot-area chart:style-name="ch3" table:cell-range-address="Feuille1.A37:Feuille1.F44" chart:data-source-has-labels="both" svg:x="0.32cm" svg:y="0.18cm" svg:width="14.049cm" svg:height="8.64cm">
          <chartooo:coordinate-region svg:x="1.232cm" svg:y="0.379cm" svg:width="13.137cm" svg:height="7.794cm"/>
          <chart:axis chart:dimension="x" chart:name="primary-x" chart:style-name="ch4" chartooo:axis-type="auto">
            <chartooo:date-scale/>
            <chart:categories table:cell-range-address="Feuille1.A38:Feuille1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8:Feuille1.B44" chart:label-cell-address="Feuille1.B37:Feuille1.B37" chart:class="chart:bar">
            <chart:data-point chart:repeated="7"/>
          </chart:series>
          <chart:series chart:style-name="ch8" chart:values-cell-range-address="Feuille1.C38:Feuille1.C44" chart:label-cell-address="Feuille1.C37:Feuille1.C37" chart:class="chart:bar">
            <chart:data-point chart:repeated="7"/>
          </chart:series>
          <chart:series chart:style-name="ch9" chart:values-cell-range-address="Feuille1.D38:Feuille1.D44" chart:label-cell-address="Feuille1.D37:Feuille1.D37" chart:class="chart:bar">
            <chart:data-point chart:repeated="7"/>
          </chart:series>
          <chart:series chart:style-name="ch10" chart:values-cell-range-address="Feuille1.E38:Feuille1.E44" chart:label-cell-address="Feuille1.E37:Feuille1.E37" chart:class="chart:bar">
            <chart:data-point chart:repeated="7"/>
          </chart:series>
          <chart:series chart:style-name="ch11" chart:values-cell-range-address="Feuille1.F38:Feuille1.F44" chart:label-cell-address="Feuille1.F37:Feuille1.F37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p</text:p>
                <draw:g>
                  <svg:desc>Feuille1.B37:Feuille1.B37</svg:desc>
                </draw:g>
              </table:table-cell>
              <table:table-cell office:value-type="string">
                <text:p>cip</text:p>
                <draw:g>
                  <svg:desc>Feuille1.C37:Feuille1.C37</svg:desc>
                </draw:g>
              </table:table-cell>
              <table:table-cell office:value-type="string">
                <text:p>cdp</text:p>
                <draw:g>
                  <svg:desc>Feuille1.D37:Feuille1.D37</svg:desc>
                </draw:g>
              </table:table-cell>
              <table:table-cell office:value-type="string">
                <text:p>cdr</text:p>
                <draw:g>
                  <svg:desc>Feuille1.E37:Feuille1.E37</svg:desc>
                </draw:g>
              </table:table-cell>
              <table:table-cell office:value-type="string">
                <text:p>cir</text:p>
                <draw:g>
                  <svg:desc>Feuille1.F37:Feuille1.F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1</text:p>
                <draw:g>
                  <svg:desc>Feuille1.A38:Feuille1.A44</svg:desc>
                </draw:g>
              </table:table-cell>
              <table:table-cell office:value-type="float" office:value="0.146216162813673">
                <text:p>0.146216162813673</text:p>
                <draw:g>
                  <svg:desc>Feuille1.B38:Feuille1.B44</svg:desc>
                </draw:g>
              </table:table-cell>
              <table:table-cell office:value-type="float" office:value="0.157367280606717">
                <text:p>0.157367280606717</text:p>
                <draw:g>
                  <svg:desc>Feuille1.C38:Feuille1.C44</svg:desc>
                </draw:g>
              </table:table-cell>
              <table:table-cell office:value-type="float" office:value="0.148039215686274">
                <text:p>0.148039215686274</text:p>
                <draw:g>
                  <svg:desc>Feuille1.D38:Feuille1.D44</svg:desc>
                </draw:g>
              </table:table-cell>
              <table:table-cell office:value-type="float" office:value="0.0775075987841945">
                <text:p>0.0775075987841945</text:p>
                <draw:g>
                  <svg:desc>Feuille1.E38:Feuille1.E44</svg:desc>
                </draw:g>
              </table:table-cell>
              <table:table-cell office:value-type="float" office:value="0.110849056603774">
                <text:p>0.110849056603774</text:p>
                <draw:g>
                  <svg:desc>Feuille1.F38:Feuille1.F44</svg:desc>
                </draw:g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0.0322070737008496">
                <text:p>0.0322070737008496</text:p>
              </table:table-cell>
              <table:table-cell office:value-type="float" office:value="0.0511917659804984">
                <text:p>0.0511917659804984</text:p>
              </table:table-cell>
              <table:table-cell office:value-type="float" office:value="0.0425490196078431">
                <text:p>0.0425490196078431</text:p>
              </table:table-cell>
              <table:table-cell office:value-type="float" office:value="0.0227963525835866">
                <text:p>0.0227963525835866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0.188697885793322">
                <text:p>0.188697885793322</text:p>
              </table:table-cell>
              <table:table-cell office:value-type="float" office:value="0.184723726977248">
                <text:p>0.184723726977248</text:p>
              </table:table-cell>
              <table:table-cell office:value-type="float" office:value="0.183921568627451">
                <text:p>0.183921568627451</text:p>
              </table:table-cell>
              <table:table-cell office:value-type="float" office:value="0.144376899696049">
                <text:p>0.144376899696049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0.0831851412764276">
                <text:p>0.0831851412764276</text:p>
              </table:table-cell>
              <table:table-cell office:value-type="float" office:value="0.0747562296858072">
                <text:p>0.0747562296858072</text:p>
              </table:table-cell>
              <table:table-cell office:value-type="float" office:value="0.0758823529411765">
                <text:p>0.075882352941176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78301886792453">
                <text:p>0.07783018867924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0.211223078442995">
                <text:p>0.211223078442995</text:p>
              </table:table-cell>
              <table:table-cell office:value-type="float" office:value="0.184182015167931">
                <text:p>0.184182015167931</text:p>
              </table:table-cell>
              <table:table-cell office:value-type="float" office:value="0.202549019607843">
                <text:p>0.202549019607843</text:p>
              </table:table-cell>
              <table:table-cell office:value-type="float" office:value="0.211246200607903">
                <text:p>0.211246200607903</text:p>
              </table:table-cell>
              <table:table-cell office:value-type="float" office:value="0.207547169811321">
                <text:p>0.20754716981132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0.25489033787789">
                <text:p>0.25489033787789</text:p>
              </table:table-cell>
              <table:table-cell office:value-type="float" office:value="0.253791982665222">
                <text:p>0.253791982665222</text:p>
              </table:table-cell>
              <table:table-cell office:value-type="float" office:value="0.257254901960784">
                <text:p>0.25725490196078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327830188679245">
                <text:p>0.327830188679245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0.0835803200948429">
                <text:p>0.0835803200948429</text:p>
              </table:table-cell>
              <table:table-cell office:value-type="float" office:value="0.0939869989165764">
                <text:p>0.0939869989165764</text:p>
              </table:table-cell>
              <table:table-cell office:value-type="float" office:value="0.0898039215686275">
                <text:p>0.0898039215686275</text:p>
              </table:table-cell>
              <table:table-cell office:value-type="float" office:value="0.0440729483282675">
                <text:p>0.0440729483282675</text:p>
              </table:table-cell>
              <table:table-cell office:value-type="float" office:value="0.0872641509433962">
                <text:p>0.08726415094339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